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353861945"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text:soft-page-break/>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text:soft-page-break/>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text:soft-page-break/></text:p>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text:soft-page-break/>secure remote server and use anonymous email accounts for sending and receiving emails. In addition, we ensure our natural language modules provide only fictitious details in conversations with scammers.</text:p>
      <text:p text:style-name="P5"/>
      <text:p text:style-name="P5">First, we aim to keep each conversation thread going, for as long as it is possible. This is handled by the conversational agent part of the system, which includes modules for identity generation, information extraction, classification, and response generation. These four modules work together to produce responses that emulate the behavior of a potential victim. The state of the conversation and strategy selection drive the generation of the contents of each response. The strategies we use can be divided into two categories – cooperative and non-cooperative. Cooperative strategies are used in the beginning of each conversation thread, in order to gain the scammer's confidence. An example of a cooperative strategy is replying positively to a request for personal information with a set of fictitious details obtained from the identity generation module. Non-cooperative strategies are used throughout each thread and aim to deflect questions, drive the conversation to a different topic or elicit extra work from the scammer. One example of a non-cooperative strategy is asking the scammer questions about exceptional circumstances. Another example is claiming we have accidentally deleted the scammer's previous email, so he should resend it. We provide additional details on response generation in [CHAPTER].</text:p>
      <text:p text:style-name="P5"/>
      <text:p text:style-name="P5">The second guiding principle in our design is full automation. The system automatically collects AFF email messages and saves them for processing by the conversational agent. This is accomplished through an pluggable collector subsystem. Each collector module is designed to crawl, scrape, or download AFF messages from some source and deliver them to the point of entry of the conversational agent via a uniform interface. For example, the 419eater.com collector is a crawler that downloads AFF messages from the “Surplus 419 scam letters” section of that web site's forum. The design and implementation of collectors is discussed in detail in [CHAPTER].</text:p>
      <text:p text:style-name="P5"/>
      <text:p text:style-name="P5">The system also uses a maximum entropy classifier to assign one of the 22 recognized classes to each incoming message. Each class represents a unique variation of the AFF scam – lottery, mystery shopper, etc. The classifier is trained on the 419 corpus [CHAPTER, section] and has an F1 score of 0.81177. We will go into further detail about the classifier in [CHAPTER].</text:p>
      <text:p text:style-name="P5"/>
      <text:p text:style-name="P5">Third, safety measures are very important in the design of our system. Because of this, the system runs on a secure remote server located outside of Edinburgh. For communication with scammers, it uses anonymous email accounts set up on the Yahoo! Mail and GMX servers. Additionally, any personal details given out as part of a cooperative strategy are always fictitious, so there is no risk that the agent will volunteer information linked to a real person. Some further security measures are implemented into the server environment and discussed more in [SECTION].</text:p>
      <text:p text:style-name="P2"/>
      <text:p text:style-name="P2">2. Overview</text:p>
      <text:p text:style-name="P2"/>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text:span><text:soft-page-break/><text:span text:style-name="T1">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2"><text:span text:style-name="T1"/></text:p>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Classifier is a Java implementation of a maximum entropy classifier. A maximum entropy model is trained to maximize the conditional likelihood of classes and its feature weights take feature dependence into account, which make it particularly suitable for text classification tasks. </text:span></text:p>
      <text:p text:style-name="P2"><text:span text:style-name="T1"/></text:p>
      <text:p text:style-name="P2"><text:span text:style-name="T1">A Maxent classifier is trained to maximize the conditional likelihood of classes and its feature weights take feature dependence into account,</text:span></text:p>
      <text:p text:style-name="P2"><text:span text:style-name="T1"/></text:p>
      <text:p text:style-name="P2">Intro to the modules.</text:p>
      <text:p text:style-name="P2">Overview of what the modules do in a paragraph each.</text:p>
      <text:p text:style-name="P2">A circle graph of what they do.</text:p>
      <text:p text:style-name="P2">Graph of the circle </text:p>
      <text:p text:style-name="P2">Graph of how the feed looks</text:p>
      <text:p text:style-name="P2"/>
      <text:p text:style-name="P2"/>
      <text:p text:style-name="P2"/>
      <text:p text:style-name="P2">3. Honeypot setup</text:p>
      <text:p text:style-name="P2">Dedicated Linux VM hosted in the UK</text:p>
      <text:p text:style-name="P2">Iptables to block ports</text:p>
      <text:p text:style-name="P2">Environment: Sun JVM, python 2.7.2, beautiful soup, stanford classifier, stanford ner</text:p>
      <text:p text:style-name="P2">python 2.7.2 is requir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4T14:05:27</dc:date>
    <dc:creator>Ivan Trendafilov</dc:creator>
    <meta:editing-duration>P1DT1H38M31S</meta:editing-duration>
    <meta:editing-cycles>128</meta:editing-cycles>
    <meta:generator>LibreOffice/3.3$Unix LibreOffice_project/330m19$Build-401</meta:generator>
    <meta:document-statistic meta:table-count="0" meta:image-count="0" meta:object-count="0" meta:page-count="7" meta:paragraph-count="71" meta:word-count="4039" meta:character-count="25500"/>
  </office:meta>
</office:document-meta>
</file>